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2c32c4" style:font-size-asian="22pt" style:font-name-complex="Scheherazade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2e14a9" style:font-size-asian="22pt" style:font-name-complex="Scheherazade" style:font-size-complex="22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Scheherazade" fo:font-size="22pt" officeooo:rsid="001ad1c7" officeooo:paragraph-rsid="002c32c4" style:font-size-asian="22pt" style:font-name-complex="Scheherazade" style:font-size-complex="22pt"/>
    </style:style>
    <style:style style:name="T1" style:family="text">
      <style:text-properties officeooo:rsid="0017ccbc"/>
    </style:style>
    <style:style style:name="T2" style:family="text">
      <style:text-properties officeooo:rsid="0018e296"/>
    </style:style>
    <style:style style:name="T3" style:family="text">
      <style:text-properties officeooo:rsid="001d8ce8"/>
    </style:style>
    <style:style style:name="T4" style:family="text">
      <style:text-properties officeooo:rsid="00202d1d"/>
    </style:style>
    <style:style style:name="T5" style:family="text">
      <style:text-properties officeooo:rsid="0021fe5f"/>
    </style:style>
    <style:style style:name="T6" style:family="text">
      <style:text-properties officeooo:rsid="00222bed"/>
    </style:style>
    <style:style style:name="T7" style:family="text">
      <style:text-properties officeooo:rsid="00229d76"/>
    </style:style>
    <style:style style:name="T8" style:family="text">
      <style:text-properties officeooo:rsid="00242713"/>
    </style:style>
    <style:style style:name="T9" style:family="text">
      <style:text-properties officeooo:rsid="002619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2cf2" style:font-weight-asian="normal" style:font-weight-complex="normal"/>
    </style:style>
    <style:style style:name="T12" style:family="text">
      <style:text-properties fo:font-weight="normal" officeooo:rsid="00261990" style:font-weight-asian="normal" style:font-weight-complex="normal"/>
    </style:style>
    <style:style style:name="T13" style:family="text">
      <style:text-properties fo:font-weight="normal" officeooo:rsid="00279e5f" style:font-weight-asian="normal" style:font-weight-complex="normal"/>
    </style:style>
    <style:style style:name="T14" style:family="text">
      <style:text-properties fo:font-weight="normal" officeooo:rsid="001bac53" style:font-weight-asian="normal" style:font-weight-complex="normal"/>
    </style:style>
    <style:style style:name="T15" style:family="text">
      <style:text-properties fo:font-weight="normal" officeooo:rsid="001e6e9e" style:font-weight-asian="normal" style:font-weight-complex="normal"/>
    </style:style>
    <style:style style:name="T16" style:family="text">
      <style:text-properties officeooo:rsid="0026ce8d"/>
    </style:style>
    <style:style style:name="T17" style:family="text">
      <style:text-properties officeooo:rsid="0026dcdd"/>
    </style:style>
    <style:style style:name="T18" style:family="text">
      <style:text-properties officeooo:rsid="001bac53"/>
    </style:style>
    <style:style style:name="T19" style:family="text">
      <style:text-properties officeooo:rsid="001e6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فا</text:span><text:span text:style-name="T13">لَك</text:span> للسما<text:span text:style-name="T6">ل </text:span>القديم عن أيضا وَ<text:span text:style-name="T7">پَتَ</text:span> <text:span text:style-name="T1">أفيون ۔</text:span></text:p>
      <text:p text:style-name="P3"><text:span text:style-name="T1"><text:s/>اعني كَسُمْبَ ۔</text:span></text:p>
      <text:p text:style-name="P3"><text:span text:style-name="T1"><text:s/>تُوُلَ مُوْجَ ۔</text:span></text:p>
      <text:p text:style-name="P3"><text:span text:style-name="T1"><text:s/>اَعْنِي وِزَانِ وَرُپي مُوْجَ ۔ نَتِنْدِ نُصُ رَطْلِ ۔</text:span></text:p>
      <text:p text:style-name="P2"><text:span text:style-name="T1"><text:s/>أكَسَلِّطِ پَمُوْجَ ڤِتُ ڤِوِلِ هِڤِ بَعْدَ يَكُوُنْدْشَ كُنْغُوَ نَ تِنْدِ ۔</text:span></text:p>
      <text:p text:style-name="P2"><text:span text:style-name="T1"><text:s/>اُكَڤِپُنْدَ حَتَ ڤِكَوَ كِتُ كِمُوْجَ ۔</text:span></text:p>
      <text:p text:style-name="P2"><text:span text:style-name="T1"><text:s/>تِنَ اُكَپَتَ ڤِتُنْغُوُ مَاجِ ڤِكُبْوَ ڤِكُبْوَ اُكَڤِتُوَ نْيَمَ زَنْدَنِ ڤِكَوَ كَمَ ڤِبُيُ كَمَ هِڤِ۔</text:span></text:p>
      <text:p text:style-name="P4">ا<text:span text:style-name="T8">َعن</text:span>ى ڤِكَ<text:span text:style-name="T8">وَ</text:span> وَ<text:span text:style-name="T8">زِ</text:span> ۔</text:p>
      <text:p text:style-name="P4"><text:s/>تِنَ اُكَفُنْدِ<text:span text:style-name="T8">يَ</text:span> اِ<text:span text:style-name="T8">لِ تِنْدِ</text:span> اِ<text:span text:style-name="T8">لِيُ</text:span> پُنْدْوَ <text:span text:style-name="T8">نَ</text:span>ك<text:span text:style-name="T8">َ</text:span>سُمْبَ پَمُوْجَ ۔</text:p>
      <text:p text:style-name="P4"><text:s/>نْدَنِ يَكِ ۔</text:p>
      <text:p text:style-name="P4"><text:s/>بَسِ قَدِ <text:span text:style-name="T8">ڤِتُنْغُوُ</text:span> ڤِتَكَڤُ اِنِيَ ۔</text:p>
      <text:p text:style-name="P4"><text:s/>تِنَ <text:span text:style-name="T8">اُ</text:span>كَزِبَ مِدُ مُوْنِ مْو<text:span text:style-name="T8">َكِ كْوَ نْيَمَ نَ ڤِتُنْغُوُ ۔</text:span></text:p>
      <text:p text:style-name="P4"><text:span text:style-name="T8"><text:s/>اَعْنِي ڤِوِ كَمَ حَڤِكُتُلِوَ كِتُ نْدَنِ يَكِ ۔</text:span></text:p>
      <text:p text:style-name="P4"><text:span text:style-name="T8"><text:s/>تِنَ اُكَپُنْدَ وُنغَ وَ نغَنُ ۔</text:span></text:p>
      <text:p text:style-name="P4"><text:span text:style-name="T8"><text:s/>كِتُنْغِ كَمَ شَاْمْكَتِ ۔</text:span></text:p>
      <text:p text:style-name="P4"><text:span text:style-name="T8"><text:s/>تِنَ اُكَكِڤِرِنْغِيَ ڤِلِ ڤِتُنْغُوُ اُكَڤِزِبَ كَبِسَ ۔</text:span></text:p>
      <text:p text:style-name="P4"><text:span text:style-name="T8"><text:s/>كِشَ اُكَڤِتِيَ كَتِكَ مُوْتُ ۔</text:span></text:p>
      <text:p text:style-name="P4"><text:span text:style-name="T8"><text:s/>كَمَ كَتِكَ تَنُوْرِ نَيُ نْدِيُ بُوْرَ كُلِكُ مُوْتُ تُو ۔</text:span></text:p>
      <text:p text:style-name="P4"><text:span text:style-name="T8"><text:s/>حَتَى اُتَكَپُ </text:span><text:span text:style-name="T14">و</text:span><text:span text:style-name="T11">ُ</text:span><text:span text:style-name="T14">نَ و</text:span><text:span text:style-name="T12">ُلِ</text:span><text:span text:style-name="T14"> وُن</text:span><text:span text:style-name="T12">ْغَ</text:span><text:span text:style-name="T14"> وُمِ </text:span><text:span text:style-name="T18">اُنْغُوَ وُتِ وَمِ كُوَ مْوِوُسِ ۔</text:span></text:p>
      <text:p text:style-name="P4"><text:soft-page-break/><text:span text:style-name="T18"><text:s/>اُتُوِ كَتِكَ مُوْتُ ۔</text:span></text:p>
      <text:p text:style-name="P4"><text:span text:style-name="T18"><text:s/>نَوَقَتِ هُوُ اِتَكُوَ ڤِتُنْغُوُ ڤِمِ كْوِڤَ ۔</text:span></text:p>
      <text:p text:style-name="P4"><text:span text:style-name="T18"><text:s/>نَسِرِ يَكِ يُوْتِ اِمِ اِنْغِيَ نْدَنِ يَا اِلِتِنْدِ اِلِيُ فُنْدِوَ نْدَنِ يَكِ پَمُوْجَ نَكَسُمْبَ ۔</text:span></text:p>
      <text:p text:style-name="P4"><text:span text:style-name="T18"><text:s/>اُكِشَ هِئُ وِكَ دَوَا هِيُ حَتَى اِپُوِ مُوْتُ اُيْوِكِ مَحَلِ پَزُوْرِ اِسِنْغِيِ تَكَتَكَ ۔</text:span></text:p>
      <text:p text:style-name="P4"><text:span text:style-name="T18"><text:s/>كَمَ كَتِكَ تُوْپَ </text:span><text:span text:style-name="T15">مثل ۔</text:span></text:p>
      <text:p text:style-name="P4"><text:span text:style-name="T19"><text:s/>دَوَا هِيِ اَكِتُمِيَ مْتُ مْوِنَيِ السمال القديم حبة حبة ۔</text:span></text:p>
      <text:p text:style-name="P4"><text:span text:style-name="T19"><text:s/>اَصُبُحِ ۔</text:span></text:p>
      <text:p text:style-name="P4"><text:span text:style-name="T19"><text:s/>نَمْشَانَ نَجِوُنِ ۔</text:span></text:p>
      <text:p text:style-name="P4"><text:span text:style-name="T19"><text:s/>ان شاء الله تعالى كْوَ مُدَ وَ سِيْكُ شَاشِ كَمَ تَانُ اَوْ سَبَعَ ۔</text:span></text:p>
      <text:p text:style-name="P4"><text:span text:style-name="T19"><text:s/>اَپَتَ نَفْعٌ باذن الله تعالى ۔</text:span></text:p>
      <text:p text:style-name="P4"><text:span text:style-name="T19"><text:s/>نَقَدْرِ يَحَبّه مُوْجَ نِكَمَ حَبَّه يَمْتَامَ ۔</text:span></text:p>
      <text:p text:style-name="P4"><text:span text:style-name="T19"><text:s/>پَمُوْجَ نَكُتَزَمَ حَالِ يَا مَڠُنْجَوَ ۔</text:span></text:p>
      <text:p text:style-name="P4"><text:span text:style-name="T19"><text:s/>نْغُڤُ زَكِ نَوُضَعِيْفُ وَكِ ۔</text:span></text:p>
      <text:p text:style-name="P4"><text:span text:style-name="T19"><text:s/>اعنى اَكِوَ نَنْغَڤُ اَثَزِدِشَ كِدُڠُ فالله اعلم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28:00.660288029</meta:creation-date>
    <dc:date>2014-08-29T20:08:15.523937295</dc:date>
    <meta:editing-duration>PT3H44M4S</meta:editing-duration>
    <meta:editing-cycles>15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2" meta:paragraph-count="33" meta:word-count="243" meta:character-count="970" meta:non-whitespace-character-count="729"/>
  </office:meta>
</office:document-meta>
</file>